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з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4.33654547" calcext:value-type="float">
            <text:p>4,33654547</text:p>
          </table:table-cell>
          <table:table-cell table:style-name="ce2" office:value-type="float" office:value="4.36079025" calcext:value-type="float">
            <text:p>4,36079025</text:p>
          </table:table-cell>
          <table:table-cell table:style-name="ce2" office:value-type="float" office:value="4.3559" calcext:value-type="float">
            <text:p>4,3559</text:p>
          </table:table-cell>
          <table:table-cell table:style-name="ce2" office:value-type="float" office:value="8.12" calcext:value-type="float">
            <text:p>8,12</text:p>
          </table:table-cell>
          <table:table-cell table:style-name="ce5" office:value-type="float" office:value="8.045" calcext:value-type="float">
            <text:p>8,045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float" office:value="219.5" calcext:value-type="float">
            <text:p>219,5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5179298648219" calcext:value-type="float">
            <text:p>14,518</text:p>
          </table:table-cell>
          <table:table-cell table:style-name="ce3" office:value-type="float" office:value="14.5179305630351" calcext:value-type="float">
            <text:p>14,518</text:p>
          </table:table-cell>
          <table:table-cell table:style-name="ce3" office:value-type="float" office:value="14.517864995657" calcext:value-type="float">
            <text:p>14,518</text:p>
          </table:table-cell>
          <table:table-cell table:style-name="ce3" office:value-type="float" office:value="14.5177906688175" calcext:value-type="float">
            <text:p>14,518</text:p>
          </table:table-cell>
          <table:table-cell table:number-columns-repeated="2"/>
          <table:table-cell office:value-type="string" calcext:value-type="string">
            <text:p>коэф</text:p>
          </table:table-cell>
          <table:table-cell table:style-name="ce3" office:value-type="float" office:value="4.24130770953083" calcext:value-type="float">
            <text:p>4,241</text:p>
          </table:table-cell>
          <table:table-cell table:style-name="ce3" office:value-type="float" office:value="4.17988358462072" calcext:value-type="float">
            <text:p>4,180</text:p>
          </table:table-cell>
          <table:table-cell table:style-name="ce3" office:value-type="float" office:value="4.20393991975523" calcext:value-type="float">
            <text:p>4,204</text:p>
          </table:table-cell>
          <table:table-cell table:style-name="ce3" office:value-type="float" office:value="4.16026888022024" calcext:value-type="float">
            <text:p>4,160</text:p>
          </table:table-cell>
          <table:table-cell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7.82568837651601" calcext:value-type="float">
            <text:p>7,826</text:p>
          </table:table-cell>
          <table:table-cell table:style-name="ce4" table:formula="of:=[.C2]*[.C3]/[.$F$2]" office:value-type="float" office:value="7.86944065251219" calcext:value-type="float">
            <text:p>7,869</text:p>
          </table:table-cell>
          <table:table-cell table:style-name="ce4" table:formula="of:=[.D2]*[.D3]/[.$F$2]" office:value-type="float" office:value="7.86058025290024" calcext:value-type="float">
            <text:p>7,861</text:p>
          </table:table-cell>
          <table:table-cell table:style-name="ce4" table:formula="of:=[.E2]*[.E3]/[.$F$2]" office:value-type="float" office:value="14.6531336520569" calcext:value-type="float">
            <text:p>14,653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19300124359084" calcext:value-type="float">
            <text:p>4,193</text:p>
          </table:table-cell>
          <table:table-cell table:style-name="ce4" table:formula="of:=[.J2]*[.J3]/[.$M$2]" office:value-type="float" office:value="4.22749045916082" calcext:value-type="float">
            <text:p>4,227</text:p>
          </table:table-cell>
          <table:table-cell table:style-name="ce4" table:formula="of:=[.K2]*[.K3]/[.$M$2]" office:value-type="float" office:value="4.23266843856904" calcext:value-type="float">
            <text:p>4,233</text:p>
          </table:table-cell>
          <table:table-cell table:style-name="ce4" table:formula="of:=[.L2]*[.L3]/[.$M$2]" office:value-type="float" office:value="4.2076523526601" calcext:value-type="float">
            <text:p>4,208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3-27T19:39:39.868964887</dc:date>
    <meta:editing-duration>PT15M6S</meta:editing-duration>
    <meta:editing-cycles>2</meta:editing-cycles>
    <meta:generator>LibreOffice/6.0.7.3$Linux_X86_64 LibreOffice_project/00m0$Build-3</meta:generator>
    <meta:document-statistic meta:table-count="1" meta:cell-count="42" meta:object-count="0"/>
  </office:meta>
</office:document-meta>
</file>